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111111" loext:opacity="100%" fo:font-size="42pt" style:text-underline-style="solid" style:text-underline-width="auto" style:text-underline-color="font-color" fo:font-weight="bold" officeooo:rsid="0020f2eb" officeooo:paragraph-rsid="0020f2eb" style:font-size-asian="42pt" style:font-weight-asian="bold" style:font-size-complex="42pt" style:font-weight-complex="bold"/>
    </style:style>
    <style:style style:name="P2" style:family="paragraph" style:parent-style-name="Standard">
      <style:paragraph-properties fo:text-align="center" style:justify-single-word="false"/>
      <style:text-properties fo:color="#111111" loext:opacity="100%" fo:font-size="42pt" style:text-underline-style="solid" style:text-underline-width="auto" style:text-underline-color="font-color" fo:font-weight="bold" officeooo:rsid="0020f2eb" officeooo:paragraph-rsid="0020f2eb" style:font-size-asian="42pt" style:font-weight-asian="bold" style:font-size-complex="42pt" style:font-weight-complex="bold"/>
    </style:style>
    <style:style style:name="P3" style:family="paragraph" style:parent-style-name="Standard">
      <style:paragraph-properties fo:break-before="page"/>
      <style:text-properties fo:color="#111111" loext:opacity="100%" fo:font-size="14pt" style:text-underline-style="none" fo:font-weight="normal" officeooo:rsid="0020f2eb" officeooo:paragraph-rsid="0020f2eb" style:font-size-asian="12.25pt" style:font-weight-asian="normal" style:font-size-complex="14pt" style:font-weight-complex="normal"/>
    </style:style>
    <style:style style:name="P4" style:family="paragraph" style:parent-style-name="Standard">
      <style:text-properties fo:color="#111111" loext:opacity="100%" fo:font-size="14pt" style:text-underline-style="none" fo:font-weight="normal" officeooo:rsid="0020f2eb" officeooo:paragraph-rsid="0020f2eb" style:font-size-asian="12.25pt" style:font-weight-asian="normal" style:font-size-complex="14pt" style:font-weight-complex="normal"/>
    </style:style>
    <style:style style:name="P5" style:family="paragraph" style:parent-style-name="Standard">
      <style:text-properties fo:color="#111111" loext:opacity="100%" fo:font-size="14pt" style:text-underline-style="none" fo:font-weight="normal" officeooo:rsid="0020f2eb" officeooo:paragraph-rsid="0027c23a" style:font-size-asian="12.25pt" style:font-weight-asian="normal" style:font-size-complex="14pt" style:font-weight-complex="normal"/>
    </style:style>
    <style:style style:name="P6" style:family="paragraph" style:parent-style-name="Standard">
      <style:text-properties fo:color="#111111" loext:opacity="100%" fo:font-size="14pt" style:text-underline-style="none" fo:font-weight="normal" officeooo:rsid="0020f2eb" officeooo:paragraph-rsid="0030e154" style:font-size-asian="12.25pt" style:font-weight-asian="normal" style:font-size-complex="14pt" style:font-weight-complex="normal"/>
    </style:style>
    <style:style style:name="P7" style:family="paragraph" style:parent-style-name="Standard">
      <style:text-properties fo:color="#111111" loext:opacity="100%" fo:font-size="14pt" style:text-underline-style="none" fo:font-weight="normal" officeooo:rsid="0022f0b5" officeooo:paragraph-rsid="0030e154" style:font-size-asian="12.25pt" style:font-weight-asian="normal" style:font-size-complex="14pt" style:font-weight-complex="normal"/>
    </style:style>
    <style:style style:name="P8" style:family="paragraph" style:parent-style-name="Standard">
      <style:text-properties fo:color="#111111" loext:opacity="100%" fo:font-size="14pt" style:text-underline-style="none" fo:font-weight="normal" officeooo:rsid="0026d32f" officeooo:paragraph-rsid="0026d32f" style:font-size-asian="12.25pt" style:font-weight-asian="normal" style:font-size-complex="14pt" style:font-weight-complex="normal"/>
    </style:style>
    <style:style style:name="P9" style:family="paragraph" style:parent-style-name="Standard">
      <style:paragraph-properties fo:break-before="page"/>
      <style:text-properties fo:color="#111111" loext:opacity="100%" fo:font-size="14pt" style:text-underline-style="none" fo:font-weight="normal" officeooo:rsid="0026d32f" officeooo:paragraph-rsid="0026d32f" style:font-size-asian="12.25pt" style:font-weight-asian="normal" style:font-size-complex="14pt" style:font-weight-complex="normal"/>
    </style:style>
    <style:style style:name="P10" style:family="paragraph" style:parent-style-name="Standard">
      <style:text-properties fo:color="#111111" loext:opacity="100%" fo:font-size="14pt" style:text-underline-style="none" fo:font-weight="normal" officeooo:rsid="0026d32f" officeooo:paragraph-rsid="00273f44" style:font-size-asian="12.25pt" style:font-weight-asian="normal" style:font-size-complex="14pt" style:font-weight-complex="normal"/>
    </style:style>
    <style:style style:name="P11" style:family="paragraph" style:parent-style-name="Standard">
      <style:text-properties fo:color="#111111" loext:opacity="100%" fo:font-size="14pt" style:text-underline-style="none" fo:font-weight="normal" officeooo:rsid="00273f44" officeooo:paragraph-rsid="00273f44" style:font-size-asian="12.25pt" style:font-weight-asian="normal" style:font-size-complex="14pt" style:font-weight-complex="normal"/>
    </style:style>
    <style:style style:name="P12" style:family="paragraph" style:parent-style-name="Standard">
      <style:text-properties fo:color="#111111" loext:opacity="100%" fo:font-size="14pt" style:text-underline-style="none" fo:font-weight="normal" officeooo:rsid="00295fdf" officeooo:paragraph-rsid="00295fdf" style:font-size-asian="12.25pt" style:font-weight-asian="normal" style:font-size-complex="14pt" style:font-weight-complex="normal"/>
    </style:style>
    <style:style style:name="P13" style:family="paragraph" style:parent-style-name="Standard">
      <style:text-properties fo:color="#111111" loext:opacity="100%" fo:font-size="14pt" style:text-underline-style="none" fo:font-weight="normal" officeooo:rsid="002b3f9a" officeooo:paragraph-rsid="002b3f9a" style:font-size-asian="12.25pt" style:font-weight-asian="normal" style:font-size-complex="14pt" style:font-weight-complex="normal"/>
    </style:style>
    <style:style style:name="P14" style:family="paragraph" style:parent-style-name="Standard">
      <style:text-properties fo:color="#111111" loext:opacity="100%" fo:font-size="14pt" style:text-underline-style="none" fo:font-weight="normal" officeooo:rsid="002d2f51" officeooo:paragraph-rsid="002d2f51" style:font-size-asian="12.25pt" style:font-weight-asian="normal" style:font-size-complex="14pt" style:font-weight-complex="normal"/>
    </style:style>
    <style:style style:name="P15" style:family="paragraph" style:parent-style-name="Text_20_body">
      <style:text-properties fo:color="#111111" loext:opacity="100%" style:text-line-through-style="none" style:text-line-through-type="none" fo:font-size="14pt" style:text-underline-style="none" fo:font-weight="normal" officeooo:rsid="0026d32f" officeooo:paragraph-rsid="00273f44" style:text-blinking="false" style:font-size-asian="12.25pt" style:font-weight-asian="normal" style:font-size-complex="14pt" style:font-weight-complex="normal"/>
    </style:style>
    <style:style style:name="P16" style:family="paragraph" style:parent-style-name="Text_20_body">
      <style:text-properties fo:color="#111111" loext:opacity="100%" style:text-line-through-style="none" style:text-line-through-type="none" fo:font-size="14pt" style:text-underline-style="none" fo:font-weight="normal" officeooo:rsid="0026d32f" officeooo:paragraph-rsid="0026d32f" style:text-blinking="false" style:font-size-asian="12.25pt" style:font-weight-asian="normal" style:font-size-complex="14pt" style:font-weight-complex="normal"/>
    </style:style>
    <style:style style:name="P17" style:family="paragraph" style:parent-style-name="Text_20_body">
      <style:text-properties fo:color="#111111" loext:opacity="100%" style:text-line-through-style="none" style:text-line-through-type="none" fo:font-size="14pt" style:text-underline-style="none" fo:font-weight="normal" officeooo:rsid="00273f44" officeooo:paragraph-rsid="00273f44" style:text-blinking="false" style:font-size-asian="12.25pt" style:font-weight-asian="normal" style:font-size-complex="14pt" style:font-weight-complex="normal"/>
    </style:style>
    <style:style style:name="P18" style:family="paragraph" style:parent-style-name="Text_20_body">
      <style:text-properties fo:color="#111111" loext:opacity="100%" style:text-line-through-style="none" style:text-line-through-type="none" fo:font-size="14pt" style:text-underline-style="none" fo:font-weight="normal" officeooo:rsid="00273f44" officeooo:paragraph-rsid="0027c23a" style:text-blinking="false" style:font-size-asian="12.25pt" style:font-weight-asian="normal" style:font-size-complex="14pt" style:font-weight-complex="normal"/>
    </style:style>
    <style:style style:name="P19" style:family="paragraph" style:parent-style-name="Text_20_body">
      <style:text-properties fo:color="#111111" loext:opacity="100%" style:text-line-through-style="none" style:text-line-through-type="none" fo:font-size="14pt" style:text-underline-style="none" fo:font-weight="normal" officeooo:rsid="002d2f51" officeooo:paragraph-rsid="002d2f51" style:text-blinking="false" style:font-size-asian="12.25pt" style:font-weight-asian="normal" style:font-size-complex="14pt" style:font-weight-complex="normal"/>
    </style:style>
    <style:style style:name="P20" style:family="paragraph" style:parent-style-name="Standard">
      <style:text-properties fo:color="#111111" loext:opacity="100%" fo:font-size="14pt" style:text-underline-style="none" fo:font-weight="normal" officeooo:rsid="0022f0b5" officeooo:paragraph-rsid="0030e154" style:font-size-asian="12.25pt" style:font-weight-asian="normal" style:font-size-complex="14pt" style:font-weight-complex="normal"/>
    </style:style>
    <style:style style:name="T1" style:family="text">
      <style:text-properties officeooo:rsid="00273f44"/>
    </style:style>
    <style:style style:name="T2" style:family="text">
      <style:text-properties officeooo:rsid="0027c23a"/>
    </style:style>
    <style:style style:name="T3" style:family="text">
      <style:text-properties officeooo:rsid="00290964"/>
    </style:style>
    <style:style style:name="T4" style:family="text">
      <style:text-properties officeooo:rsid="00295fdf"/>
    </style:style>
    <style:style style:name="T5" style:family="text">
      <style:text-properties officeooo:rsid="002b3f9a"/>
    </style:style>
    <style:style style:name="T6" style:family="text">
      <style:text-properties officeooo:rsid="0030e154"/>
    </style:style>
    <style:style style:name="T7" style:family="text">
      <style:text-properties officeooo:rsid="00329c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
      <text:p text:style-name="P1"/>
      <text:p text:style-name="P2"/>
      <text:p text:style-name="P2">Combat Dice Plugin</text:p>
      <text:p text:style-name="P3">Ofrecer un sistema de combate por turnos con dados, donde se crea un entorno de peleas con estadísticas. Donde el número del dado mas alto indica quien gana en el combate.</text:p>
      <text:p text:style-name="P4"/>
      <text:p text:style-name="P4"/>
      <text:p text:style-name="P4">Comandos:</text:p>
      <text:p text:style-name="P4"/>
      <text:p text:style-name="P8">####################################################################</text:p>
      <text:p text:style-name="P4"/>
      <text:p text:style-name="P6">/CombatDice <text:span text:style-name="T6">start </text:span>&lt;player&gt; &lt;<text:span text:style-name="T2">nº de golpes</text:span>&gt; In<text:span text:style-name="T7">i</text:span>cia el combate con el jugador seleccionado por parámetro <text:span text:style-name="T2">y el número de combates que tienes que ganar, </text:span><text:span text:style-name="T6">también t</text:span>ira los dados para cada jugador para elegir quien empieza el combate.</text:p>
      <text:p text:style-name="P4"/>
      <text:p text:style-name="P5">abreviado: “/cd <text:span text:style-name="T6">start </text:span>&lt;player&gt; &lt;<text:span text:style-name="T2">nº de golpes</text:span>&gt;”</text:p>
      <text:p text:style-name="P4"/>
      <text:p text:style-name="P4">return: Devuelve una petición al contricante con un mensaje como el siguiente:</text:p>
      <text:p text:style-name="P4">Player te ha retado [aceptar] [denegar].</text:p>
      <text:p text:style-name="P4"/>
      <text:p text:style-name="P7">Devuelve un texto indicando cual es el n.º de dado que ha salido, y prohíbe lanzar el comando otra vez</text:p>
      <text:p text:style-name="P4"/>
      <text:p text:style-name="P4">Al jugador que reta le envia un mensaje como el siguiente:</text:p>
      <text:p text:style-name="P4">Has retado a PlayerDuel, esperando su decisión … </text:p>
      <text:p text:style-name="P4"/>
      <text:p text:style-name="P4">Si el jugador contrincante acepta, se envia un mensaje a los 2 players como el siguiente:</text:p>
      <text:p text:style-name="P4"/>
      <text:p text:style-name="P4">**Ha comenzado el duelo entre Player1 y Player2**</text:p>
      <text:p text:style-name="P7">Player1 le ha salido un 12</text:p>
      <text:p text:style-name="P7">Player1:“No puedes volver a lanzara el dado”</text:p>
      <text:p text:style-name="P7">Player2 le ha salido un 20</text:p>
      <text:p text:style-name="P7"/>
      <text:p text:style-name="P7">*Comienza el combate Player2*</text:p>
      <text:p text:style-name="P6">------------------Player1 0 – 0 Player2-------------------</text:p>
      <text:p text:style-name="P4"/>
      <text:p text:style-name="P8">####################################################################</text:p>
      <text:p text:style-name="P9">/<text:span text:style-name="T1">CombatDice attack force Tira los dados de ataque de tipo fuerza o destreza</text:span></text:p>
      <text:p text:style-name="P10"/>
      <text:p text:style-name="P11">abreviado: <text:tab/>/cd a f</text:p>
      <text:p text:style-name="P11"><text:tab/><text:tab/>/cd a d</text:p>
      <text:p text:style-name="P11">return: Tira los dados de fuerza y espera al contrincante.</text:p>
      <text:p text:style-name="P10"/>
      <text:p text:style-name="P15">####################################################################</text:p>
      <text:p text:style-name="P10"/>
      <text:p text:style-name="P10">/<text:span text:style-name="T1">CombatDice defense agility Tira los dados de defensa de tipo agilidad o constitución</text:span></text:p>
      <text:p text:style-name="P10"/>
      <text:p text:style-name="P11">abreviado: <text:tab/>/cd d a</text:p>
      <text:p text:style-name="P11"><text:tab/><text:tab/>/cd d c</text:p>
      <text:p text:style-name="P18">return: Tira los dado de defensa, si el resultado es empate, vuelve a tirar los dados de ataque el jugador que atacaba. </text:p>
      <text:p text:style-name="P18"><text:span text:style-name="T2">E</text:span>n caso de que de que gane el dado de defensa le pasa el turno de ataque al que estaba defendiendo.</text:p>
      <text:p text:style-name="P17">En cambio si el dado de ataque gana al dado de defensa le pasa el turno al atacante y anota 1 punto en el ataque</text:p>
      <text:p text:style-name="P17"/>
      <text:p text:style-name="P16">####################################################################</text:p>
      <text:p text:style-name="P8"/>
      <text:p text:style-name="P8">/<text:span text:style-name="T3">CombatDice runAway </text:span><text:span text:style-name="T4">Permite huir de un combate </text:span><text:span text:style-name="T5">en curso.</text:span></text:p>
      <text:p text:style-name="P8"/>
      <text:p text:style-name="P12">abreviado: /<text:span text:style-name="T5">cd r</text:span></text:p>
      <text:p text:style-name="P12"/>
      <text:p text:style-name="P13">return: Huye del combate, da por finalizado el combate y se considera ganador al que no huyó.</text:p>
      <text:p text:style-name="P13"/>
      <text:p text:style-name="P19">####################################################################</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2T15:37:12</meta:creation-date>
    <meta:generator>LibreOffice/7.3.5.2$Windows_X86_64 LibreOffice_project/184fe81b8c8c30d8b5082578aee2fed2ea847c01</meta:generator>
    <dc:date>2022-07-25T00:54:36.996000000</dc:date>
    <meta:editing-duration>PT10H6M59S</meta:editing-duration>
    <meta:editing-cycles>7</meta:editing-cycles>
    <meta:document-statistic meta:table-count="0" meta:image-count="0" meta:object-count="0" meta:page-count="3" meta:paragraph-count="35" meta:word-count="340" meta:character-count="2228" meta:non-whitespace-character-count="1915"/>
  </office:meta>
</office:document-meta>
</file>